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0000003500210A22E7920A791.png" manifest:media-type="image/png"/>
  <manifest:file-entry manifest:full-path="Pictures/100000000000044E000002525250B5AF6428DEE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paragraph" svg:width="5.988cm" svg:height="5.038cm" draw:z-index="0"><draw:image xlink:href="Pictures/10000000000003F0000003500210A22E7920A791.png" xlink:type="simple" xlink:show="embed" xlink:actuate="onLoad" draw:mime-type="image/png"/></draw:frame><draw:frame draw:style-name="fr1" draw:name="Image2" text:anchor-type="char" svg:width="17cm" svg:height="9.163cm" draw:z-index="1"><draw:image xlink:href="Pictures/100000000000044E000002525250B5AF6428DE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5T09:50:01.828000000</meta:creation-date>
    <dc:date>2024-01-15T20:25:48.081000000</dc:date>
    <meta:editing-duration>PT47S</meta:editing-duration>
    <meta:editing-cycles>2</meta:editing-cycles>
    <meta:generator>LibreOffice/7.2.5.2$Windows_X86_64 LibreOffice_project/499f9727c189e6ef3471021d6132d4c694f357e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